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5-04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5-03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4-10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4-07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4-04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3-10-1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3-04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3-01-1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2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2-07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2-04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2-02-0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1-10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1-07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1-04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400911108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6" meta:object-count="0"/>
    <meta:user-defined meta:name="AppVersion">3.0</meta:user-defined>
  </office:meta>
</office:document-meta>
</file>